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nd" svg:font-family="Hind, Helvetica, Arial, sans-serif"/>
    <style:font-face style:name="Karma" svg:font-family="Karma, serif"/>
    <style:font-face style:name="Lato" svg:font-family="Lato, sans-serif"/>
    <style:font-face style:name="Lohit Devanagari1" svg:font-family="'Lohit Devanagari'"/>
    <style:font-face style:name="Titillium Web" svg:font-family="'Titillium Web', sans-serif"/>
    <style:font-face style:name="arial" svg:font-family="arial, sans-serif"/>
    <style:font-face style:name="open-sans" svg:font-family="open-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825" officeooo:paragraph-rsid="0014a0d3"/>
    </style:style>
    <style:style style:name="P2" style:family="paragraph" style:parent-style-name="Standard">
      <style:text-properties officeooo:rsid="00168d52" officeooo:paragraph-rsid="00168d52"/>
    </style:style>
    <style:style style:name="P3" style:family="paragraph" style:parent-style-name="Standard">
      <style:text-properties officeooo:rsid="00168d52" officeooo:paragraph-rsid="001be563"/>
    </style:style>
    <style:style style:name="P4" style:family="paragraph" style:parent-style-name="Standard">
      <style:text-properties officeooo:rsid="00168d52" officeooo:paragraph-rsid="002026ce"/>
    </style:style>
    <style:style style:name="P5" style:family="paragraph" style:parent-style-name="Standard">
      <style:text-properties officeooo:rsid="00168d52" officeooo:paragraph-rsid="002066de"/>
    </style:style>
    <style:style style:name="P6" style:family="paragraph" style:parent-style-name="Standard">
      <style:text-properties officeooo:rsid="00176417" officeooo:paragraph-rsid="00176417"/>
    </style:style>
    <style:style style:name="P7" style:family="paragraph" style:parent-style-name="Standard">
      <style:text-properties officeooo:rsid="00176417" officeooo:paragraph-rsid="00199a35"/>
    </style:style>
    <style:style style:name="P8" style:family="paragraph" style:parent-style-name="Standard">
      <style:text-properties officeooo:rsid="00176417" officeooo:paragraph-rsid="00217bc2"/>
    </style:style>
    <style:style style:name="P9" style:family="paragraph" style:parent-style-name="Standard">
      <style:text-properties officeooo:rsid="0018adee" officeooo:paragraph-rsid="0018adee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57571" officeooo:paragraph-rsid="00197625" style:font-weight-asian="bold" style:font-weight-complex="bold"/>
    </style:style>
    <style:style style:name="P11" style:family="paragraph" style:parent-style-name="Standard">
      <style:text-properties officeooo:rsid="00197625" officeooo:paragraph-rsid="00197625"/>
    </style:style>
    <style:style style:name="P12" style:family="paragraph" style:parent-style-name="Standard">
      <style:text-properties officeooo:rsid="001be563" officeooo:paragraph-rsid="001be563"/>
    </style:style>
    <style:style style:name="P13" style:family="paragraph" style:parent-style-name="Standard">
      <style:text-properties officeooo:rsid="001c4da1" officeooo:paragraph-rsid="001c4da1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8adee" officeooo:paragraph-rsid="0018adee"/>
    </style:style>
    <style:style style:name="T1" style:family="text">
      <style:text-properties officeooo:rsid="00197625"/>
    </style:style>
    <style:style style:name="T2" style:family="text">
      <style:text-properties officeooo:rsid="00199a35"/>
    </style:style>
    <style:style style:name="T3" style:family="text">
      <style:text-properties officeooo:rsid="001c4da1"/>
    </style:style>
    <style:style style:name="T4" style:family="text">
      <style:text-properties officeooo:rsid="001e8f79"/>
    </style:style>
    <style:style style:name="T5" style:family="text">
      <style:text-properties officeooo:rsid="002026ce"/>
    </style:style>
    <style:style style:name="T6" style:family="text">
      <style:text-properties officeooo:rsid="002066de"/>
    </style:style>
    <style:style style:name="T7" style:family="text">
      <style:text-properties officeooo:rsid="0021dc9b"/>
    </style:style>
    <style:style style:name="T8" style:family="text">
      <style:text-properties officeooo:rsid="002261c2"/>
    </style:style>
    <style:style style:name="T9" style:family="text">
      <style:text-properties officeooo:rsid="0023c93a"/>
    </style:style>
    <style:style style:name="T10" style:family="text">
      <style:text-properties officeooo:rsid="00245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Key Events in the Development of the Internet from the 1980’s to Today:</text:span></text:p>
      <text:p text:style-name="P12">Originally the internet was created <text:span text:style-name="T10">for</text:span> military <text:span text:style-name="T10">use. Later scientists used it for research.</text:span></text:p>
      <text:p text:style-name="P12"/>
      <text:p text:style-name="P11">1983- ARPANET <text:span text:style-name="T9">used</text:span> TCP/IP to assemble the “network of networks” - the start of our modern internet.</text:p>
      <text:p text:style-name="P2"/>
      <text:p text:style-name="P2">1985 – NSFNET was established <text:span text:style-name="T5">to </text:span>connect <text:span text:style-name="T1">all research centre's </text:span>supercomputer<text:span text:style-name="T5">s.</text:span></text:p>
      <text:p text:style-name="P2"/>
      <text:p text:style-name="P3">1990 – ARPANET <text:span text:style-name="T2">dissolved. </text:span></text:p>
      <text:p text:style-name="P3"><text:tab/>NSFNET <text:span text:style-name="T7">spanned</text:span> from US to Canada and Europe’s <text:span text:style-name="T2">research</text:span> <text:span text:style-name="T2">centres. </text:span></text:p>
      <text:p text:style-name="P5"><text:span text:style-name="T2"><text:tab/>End of 1990 saw p</text:span>ressure <text:span text:style-name="T6">for </text:span>commercial use.<text:span text:style-name="T5"> </text:span></text:p>
      <text:p text:style-name="P4"><text:tab/><text:span text:style-name="T2">Tim Berners-Lee invented the World Wide Web making the internet more <text:tab/>recognisable. </text:span></text:p>
      <text:p text:style-name="P2"/>
      <text:p text:style-name="P2">1991 – <text:span text:style-name="T3">P</text:span>olicy <text:span text:style-name="T3">changes</text:span> allowed commercial use by companies contribut<text:span text:style-name="T8">ing</text:span> to research.</text:p>
      <text:p text:style-name="P2"/>
      <text:p text:style-name="P6">1994 – Four Network Access Points were established to support <text:span text:style-name="T2">the commercial</text:span> use of <text:span text:style-name="T2">the </text:span>network, allow<text:span text:style-name="T8">ing</text:span> <text:span text:style-name="T2">privatisation.</text:span> </text:p>
      <text:p text:style-name="P6"/>
      <text:p text:style-name="P8">1995 – All NSFNET regional <text:span text:style-name="T2">networks</text:span> migrated to <text:span text:style-name="T2">commercial</text:span> providers. </text:p>
      <text:p text:style-name="P8"><text:tab/>NSFNET dissolved. </text:p>
      <text:p text:style-name="P6"/>
      <text:p text:style-name="P6">1998 – <text:span text:style-name="T2">ICANN was e</text:span>stablish<text:span text:style-name="T2">ed, transferring all administrative duties </text:span>from government to <text:span text:style-name="T2">the </text:span>private <text:span text:style-name="T2">sector.</text:span></text:p>
      <text:p text:style-name="P6"/>
      <text:p text:style-name="P13">Today the internet spreads across the entire globe, consist<text:span text:style-name="T7">ing</text:span> of tens of thousands of interconnected networks, <text:span text:style-name="T7">making</text:span> <text:span text:style-name="T7">it</text:span> the world’s largest computer network. </text:p>
      <text:p text:style-name="P14"/>
      <text:p text:style-name="P9"/>
      <text:p text:style-name="P7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nd" svg:font-family="Hind, Helvetica, Arial, sans-serif"/>
    <style:font-face style:name="Karma" svg:font-family="Karma, serif"/>
    <style:font-face style:name="Lato" svg:font-family="Lato, sans-serif"/>
    <style:font-face style:name="Lohit Devanagari1" svg:font-family="'Lohit Devanagari'"/>
    <style:font-face style:name="Titillium Web" svg:font-family="'Titillium Web', sans-serif"/>
    <style:font-face style:name="arial" svg:font-family="arial, sans-serif"/>
    <style:font-face style:name="open-sans" svg:font-family="open-sans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8:52:48.751388736</meta:creation-date>
    <dc:date>2019-05-09T22:36:11.525701969</dc:date>
    <meta:editing-duration>PT40M35S</meta:editing-duration>
    <meta:editing-cycles>13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63" meta:character-count="1122" meta:non-whitespace-character-count="954"/>
  </office:meta>
</office:document-meta>
</file>